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3a48"/>
    </style:style>
    <style:style style:name="P2" style:family="paragraph" style:parent-style-name="Heading_20_3">
      <style:text-properties officeooo:rsid="0011dcde" officeooo:paragraph-rsid="0011dcde"/>
    </style:style>
    <style:style style:name="P3" style:family="paragraph" style:parent-style-name="Text_20_body">
      <style:text-properties officeooo:paragraph-rsid="0011dcde"/>
    </style:style>
    <style:style style:name="T1" style:family="text">
      <style:text-properties officeooo:rsid="000f3a48"/>
    </style:style>
    <style:style style:name="T2" style:family="text">
      <style:text-properties officeooo:rsid="000f78a8"/>
    </style:style>
    <style:style style:name="T3" style:family="text">
      <style:text-properties officeooo:rsid="0011d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myvar.var0&gt;" text:name="py3o.myvar.var0"/>
        <text:user-field-decl office:value-type="string" office:string-value="&lt;myvar.var1&gt;" text:name="py3o.myvar.var1"/>
      </text:user-field-decls>
      <text:h text:style-name="P2" text:outline-level="3">Double for loop on same object</text:h>
      <text:p text:style-name="P3"/>
      <text:p text:style-name="P3"><text:a xlink:type="simple" xlink:href="py3o://for=&quot;myvar in varlist&quot;" text:style-name="Internet_20_link" text:visited-style-name="Visited_20_Internet_20_Link"><text:span text:style-name="T3">for="myvar in varlist"</text:span></text:a></text:p>
      <text:p text:style-name="P3"><text:user-field-get text:name="py3o.myvar.var0">&lt;myvar.var0&gt;</text:user-field-get></text:p>
      <text:p text:style-name="P3"><text:a xlink:type="simple" xlink:href="py3o:///for" text:style-name="Internet_20_link" text:visited-style-name="Visited_20_Internet_20_Link"><text:span text:style-name="T3">/for</text:span></text:a></text:p>
      <text:p text:style-name="P3"><text:a xlink:type="simple" xlink:href="py3o://for=&quot;myvar in varlist&quot;" text:style-name="Internet_20_link" text:visited-style-name="Visited_20_Internet_20_Link"><text:span text:style-name="T3">for="myvar in varlist"</text:span></text:a></text:p>
      <text:p text:style-name="P3"><text:user-field-get text:name="py3o.myvar.var1">&lt;myvar.var1&gt;</text:user-field-get></text:p>
      <text:p text:style-name="P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11-06T14:31:12.568070440</dc:date>
    <dc:creator>Anael Lorimier</dc:creator>
    <meta:editing-duration>PT1H28M8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6" meta:character-count="106" meta:non-whitespace-character-count="97"/>
  </office:meta>
</office:document-meta>
</file>